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V Boli" svg:font-family="'MV Boli'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Regular" style:font-family-generic="roman" style:font-pitch="variable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Impact" svg:font-family="Impact" style:font-family-generic="swiss" style:font-pitch="variable"/>
    <style:font-face style:name="Segoe Script" svg:font-family="'Segoe Script'" style:font-family-generic="swiss" style:font-pitch="variable"/>
    <style:font-face style:name="Verdana" svg:font-family="Verdana" style:font-family-generic="swiss" style:font-pitch="variable"/>
    <style:font-face style:name="Vijaya" svg:font-family="Vijay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1" fo:font-size="24pt" fo:font-style="italic" style:font-size-asian="24pt" style:font-style-asian="italic" style:font-size-complex="24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 Black1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 Black1" fo:font-size="12pt" style:font-size-asian="12pt" style:font-size-complex="12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ijaya" fo:font-size="32pt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Vijaya" fo:font-size="54pt" fo:font-weight="bold" style:font-size-asian="54pt" style:font-weight-asian="bold" style:font-size-complex="5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Kartika" fo:font-size="88pt" fo:font-weight="normal" style:font-size-asian="88pt" style:font-weight-asian="normal" style:font-size-complex="8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Kartika" fo:font-size="128pt" fo:font-style="normal" fo:font-weight="normal" style:font-size-asian="128pt" style:font-style-asian="normal" style:font-weight-asian="normal" style:font-size-complex="128pt" style:font-style-complex="normal" style:font-weight-complex="normal"/>
    </style:style>
    <style:style style:name="P10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 Black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Killing Democracy</text:p>
      <text:p text:style-name="P2"><text:span text:style-name="T1">The </text:span></text:p>
      <text:p text:style-name="P1">Republican Party's </text:p>
      <text:p text:style-name="P1">descent into </text:p>
      <text:p text:style-name="P9">EVIL</text:p>
      <text:p text:style-name="P5">And the conditions leading to the end of the great experiment in Freedom called the </text:p>
      <text:p text:style-name="P6">United States of America.</text:p>
      <text:p text:style-name="P3"/>
      <text:p text:style-name="P7"><text:span text:style-name="T2">by Peter Camilleri</text:span></text:p>
      <text:p text:style-name="P10"/>
      <text:h text:style-name="Heading_20_1" text:outline-level="1">RESEARCH/NOTES:</text:h>
      <text:p text:style-name="P4"/>
      <text:p text:style-name="P4">About the Author</text:p>
      <text:p text:style-name="Standard"/>
      <text:p text:style-name="Standard">My relationship with the USA.</text:p>
      <text:p text:style-name="Standard">The Canadian Perspective.</text:p>
      <text:p text:style-name="Standard">US/Canada Relations</text:p>
      <text:p text:style-name="P4"/>
      <text:p text:style-name="P4">Research:</text:p>
      <text:p text:style-name="Standard"/>
      <text:p text:style-name="Standard">What Is Required in a Society for Democracy to Work?</text:p>
      <text:p text:style-name="Standard">Political Infrastructure</text:p>
      <text:p text:style-name="Standard">Participation</text:p>
      <text:p text:style-name="Standard">Protection Of Rights</text:p>
      <text:p text:style-name="Standard">Legal Process</text:p>
      <text:p text:style-name="Standard"/>
      <text:p text:style-name="Standard">Kelly, Dr.. "What Is Required in a Society for Democracy to Work?" <text:span text:style-name="T1">Synonym</text:span>, <text:a xlink:type="simple" xlink:href="https://classroom.synonym.com/required-society-democracy-work-15069.html" text:style-name="Internet_20_link" text:visited-style-name="Visited_20_Internet_20_Link">https://classroom.synonym.com/required-society-democracy-work-15069.html</text:a></text:p>
      <text:p text:style-name="Standard">Accessed 01 January 2019. </text:p>
      <text:p text:style-name="Standard"/>
      <text:p text:style-name="Standard">What is democracy?</text:p>
      <text:p text:style-name="Standard"><text:a xlink:type="simple" xlink:href="https://web.stanford.edu/~ldiamond/iraq/WhaIsDemocracy012004.htm" text:style-name="Internet_20_link" text:visited-style-name="Visited_20_Internet_20_Link">https://web.stanford.edu/~ldiamond/iraq/WhaIsDemocracy012004.htm</text:a></text:p>
      <text:p text:style-name="Standard"/>
      <text:p text:style-name="Standard">Democracy Barometer: Concept</text:p>
      <text:p text:style-name="Standard"><text:a xlink:type="simple" xlink:href="http://www.democracybarometer.org/concept_en.html" text:style-name="Internet_20_link" text:visited-style-name="Visited_20_Internet_20_Link">http://www.democracybarometer.org/concept_en.html</text:a></text:p>
      <text:p text:style-name="Standard"/>
      <text:p text:style-name="Standard">What Is the Difference Between a Democracy &amp; a Totalitarian Government?</text:p>
      <text:p text:style-name="Standard">Origins</text:p>
      <text:p text:style-name="Standard">Public Opinion</text:p>
      <text:p text:style-name="Standard">Law and Discretion</text:p>
      <text:p text:style-name="Standard">Minority Rights</text:p>
      <text:p text:style-name="Standard">Internal Enemies</text:p>
      <text:p text:style-name="Standard"/>
      <text:p text:style-name="Standard">Cristiano, Jason. "What Is the Difference Between a Democracy &amp; a Totalitarian Government?" <text:span text:style-name="T1">Synonym</text:span>, </text:p>
      <text:p text:style-name="Standard"><text:a xlink:type="simple" xlink:href="https://classroom.synonym.com/difference-between-democracy-totalitarian-government-8358.html" text:style-name="Internet_20_link" text:visited-style-name="Visited_20_Internet_20_Link">https://classroom.synonym.com/difference-between-democracy-totalitarian-government-8358.html</text:a>.</text:p>
      <text:p text:style-name="Standard">Accessed 01 January 2019. </text:p>
      <text:p text:style-name="Standard"/>
      <text:p text:style-name="Standard">Jones, Amber. "What Are Winner-Takes-All Elections?" <text:span text:style-name="T1">Synonym</text:span>, <text:a xlink:type="simple" xlink:href="https://classroom.synonym.com/what-are-winner-takes-all-elections-12083188.html" text:style-name="Internet_20_link" text:visited-style-name="Visited_20_Internet_20_Link">https://classroom.synonym.com/what-are-winner-takes-all-elections-12083188.html</text:a>.</text:p>
      <text:p text:style-name="Standard">29 September 2017. </text:p>
      <text:p text:style-name="Standard"/>
      <text:p text:style-name="Standard">How Does the Constitution Protect Freedom of Expression?</text:p>
      <text:p text:style-name="Standard">Freedom of Speech</text:p>
      <text:p text:style-name="Standard">Freedom of Assembly</text:p>
      <text:p text:style-name="Standard">Freedom of Belief</text:p>
      <text:p text:style-name="Standard">Right to Petition the Government</text:p>
      <text:p text:style-name="Standard"><text:soft-page-break/></text:p>
      <text:p text:style-name="Standard">Mueller, Jennifer. "How Does the Constitution Protect Freedom of Expression?" <text:span text:style-name="T1">Synonym</text:span>, <text:a xlink:type="simple" xlink:href="https://classroom.synonym.com/constitution-protect-freedom-expression-21992.html" text:style-name="Internet_20_link" text:visited-style-name="Visited_20_Internet_20_Link">https://classroom.synonym.com/constitution-protect-freedom-expression-21992.html</text:a>.</text:p>
      <text:p text:style-name="Standard">Accessed 01 January 2019. </text:p>
      <text:p text:style-name="Standard"/>
      <text:p text:style-name="Standard">Jensen, Lisa. "What Is a Common System of Democracy Between the US &amp; Canada?" <text:span text:style-name="T1">Synonym</text:span>, </text:p>
      <text:p text:style-name="Standard"><text:a xlink:type="simple" xlink:href="https://classroom.synonym.com/common-system-democracy-between-canada-15165.html" text:style-name="Internet_20_link" text:visited-style-name="Visited_20_Internet_20_Link">https://classroom.synonym.com/common-system-democracy-between-canada-15165.html</text:a>.</text:p>
      <text:p text:style-name="Standard">Accessed 01 January 2019. </text:p>
      <text:p text:style-name="Standard"/>
      <text:p text:style-name="Standard"/>
      <text:p text:style-name="Standard"/>
      <text:p text:style-name="Standard">How the United States Government Works.</text:p>
      <text:p text:style-name="Standard">Voting for Representatives</text:p>
      <text:p text:style-name="Standard">Making Laws</text:p>
      <text:p text:style-name="Standard">Enforcing Laws</text:p>
      <text:p text:style-name="Standard">Interpreting Laws</text:p>
      <text:p text:style-name="Standard"/>
      <text:p text:style-name="Standard">Mueller, Jennifer. "How the United States Government Works." <text:span text:style-name="T1">Synonym</text:span>, <text:a xlink:type="simple" xlink:href="https://classroom.synonym.com/how-the-united-states-government-works-12079499.html" text:style-name="Internet_20_link" text:visited-style-name="Visited_20_Internet_20_Link">https://classroom.synonym.com/how-the-united-states-government-works-12079499.html</text:a>.</text:p>
      <text:p text:style-name="Standard">29 September 2017. </text:p>
      <text:p text:style-name="Standard"/>
      <text:p text:style-name="Standard"/>
      <text:p text:style-name="Standard"/>
      <text:p text:style-name="P4">Presidents that changed American Democracy:</text:p>
      <text:p text:style-name="Standard"/>
      <text:p text:style-name="Standard">Lyndon B Johnson</text:p>
      <text:p text:style-name="Standard"><text:a xlink:type="simple" xlink:href="https://en.wikipedia.org/wiki/Lyndon_B._Johnson" text:style-name="Internet_20_link" text:visited-style-name="Visited_20_Internet_20_Link">https://en.wikipedia.org/wiki/Lyndon_B._Johnson</text:a></text:p>
      <text:p text:style-name="Standard"/>
      <text:p text:style-name="Standard">Ronald Reagan</text:p>
      <text:p text:style-name="Standard"><text:a xlink:type="simple" xlink:href="https://en.wikipedia.org/wiki/Ronald_Reagan" text:style-name="Internet_20_link" text:visited-style-name="Visited_20_Internet_20_Link">https://en.wikipedia.org/wiki/Ronald_Reagan</text:a></text:p>
      <text:p text:style-name="Standard"/>
      <text:p text:style-name="Standard">George W Bush</text:p>
      <text:p text:style-name="Standard"><text:a xlink:type="simple" xlink:href="https://en.wikipedia.org/wiki/George_W._Bush" text:style-name="Internet_20_link" text:visited-style-name="Visited_20_Internet_20_Link">https://en.wikipedia.org/wiki/George_W._Bush</text:a></text:p>
      <text:p text:style-name="Standard"/>
      <text:p text:style-name="Standard">Donald J Trump</text:p>
      <text:p text:style-name="Standard"><text:a xlink:type="simple" xlink:href="https://en.wikipedia.org/wiki/Donald_Trump" text:style-name="Internet_20_link" text:visited-style-name="Visited_20_Internet_20_Link">https://en.wikipedia.org/wiki/Donald_Trump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V Boli" svg:font-family="'MV Boli'" style:font-pitch="variable"/>
    <style:font-face style:name="Georgia1" svg:font-family="Georgia" style:font-adornments="Bold" style:font-family-generic="roman" style:font-pitch="variable"/>
    <style:font-face style:name="Georgia" svg:font-family="Georgia" style:font-adornments="Regular" style:font-family-generic="roman" style:font-pitch="variable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Regular" style:font-family-generic="swiss" style:font-pitch="variable"/>
    <style:font-face style:name="Impact" svg:font-family="Impact" style:font-family-generic="swiss" style:font-pitch="variable"/>
    <style:font-face style:name="Segoe Script" svg:font-family="'Segoe Script'" style:font-family-generic="swiss" style:font-pitch="variable"/>
    <style:font-face style:name="Verdana" svg:font-family="Verdana" style:font-family-generic="swiss" style:font-pitch="variable"/>
    <style:font-face style:name="Vijaya" svg:font-family="Vijay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Georgia1" fo:font-size="24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7M42S</meta:editing-duration>
    <meta:editing-cycles>27</meta:editing-cycles>
    <meta:generator>OpenOffice/4.1.5$Win32 OpenOffice.org_project/415m1$Build-9789</meta:generator>
    <dc:date>2019-01-01T15:00:40.82</dc:date>
    <dc:creator>Peter Camilleri</dc:creator>
    <meta:document-statistic meta:table-count="0" meta:image-count="0" meta:object-count="0" meta:page-count="3" meta:paragraph-count="62" meta:word-count="246" meta:character-count="2356"/>
    <meta:user-defined meta:name="Info 1"/>
    <meta:user-defined meta:name="Info 2"/>
    <meta:user-defined meta:name="Info 3"/>
    <meta:user-defined meta:name="Info 4"/>
  </office:meta>
</office:document-meta>
</file>